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]+[.C2]=0; 0; [.B2]/([.B2]+[.C2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+[.C3]=0; 0; [.B3]/([.B3]+[.C3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4]+[.C4]=0; 0; [.B4]/([.B4]+[.C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]+[.C5]=0; 0; [.B5]/([.B5]+[.C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]+[.C6]=0; 0; [.B6]/([.B6]+[.C6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7]+[.C7]=0; 0; [.B7]/([.B7]+[.C7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8]+[.C8]=0; 0; [.B8]/([.B8]+[.C8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9]+[.C9]=0; 0; [.B9]/([.B9]+[.C9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0]+[.C10]=0; 0; [.B10]/([.B10]+[.C10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1]+[.C11]=0; 0; [.B11]/([.B11]+[.C11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2]+[.C12]=0; 0; [.B12]/([.B12]+[.C12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13]+[.C13]=0; 0; [.B13]/([.B13]+[.C13]))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14]+[.C14]=0; 0; [.B14]/([.B14]+[.C14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5]+[.C15]=0; 0; [.B15]/([.B15]+[.C1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6]+[.C16]=0; 0; [.B16]/([.B16]+[.C16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+[.C17]=0; 0; [.B17]/([.B17]+[.C17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18]+[.C18]=0; 0; [.B18]/([.B18]+[.C18]))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19]+[.C19]=0; 0; [.B19]/([.B19]+[.C1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20]+[.C20]=0; 0; [.B20]/([.B20]+[.C20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21]+[.C21]=0; 0; [.B21]/([.B21]+[.C21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22]+[.C22]=0; 0; [.B22]/([.B22]+[.C22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3]+[.C23]=0; 0; [.B23]/([.B23]+[.C23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4]+[.C24]=0; 0; [.B24]/([.B24]+[.C24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5]+[.C25]=0; 0; [.B25]/([.B25]+[.C25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26]+[.C26]=0; 0; [.B26]/([.B26]+[.C26]))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7]+[.C27]=0; 0; [.B27]/([.B27]+[.C2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+[.C28]=0; 0; [.B28]/([.B28]+[.C28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29]+[.C29]=0; 0; [.B29]/([.B29]+[.C2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0]+[.C30]=0; 0; [.B30]/([.B30]+[.C30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31]+[.C31]=0; 0; [.B31]/([.B31]+[.C3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2]+[.C32]=0; 0; [.B32]/([.B32]+[.C32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33]+[.C33]=0; 0; [.B33]/([.B33]+[.C33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4]+[.C34]=0; 0; [.B34]/([.B34]+[.C3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5]+[.C35]=0; 0; [.B35]/([.B35]+[.C35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36]+[.C36]=0; 0; [.B36]/([.B36]+[.C36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7]+[.C37]=0; 0; [.B37]/([.B37]+[.C37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8]+[.C38]=0; 0; [.B38]/([.B38]+[.C38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9]+[.C39]=0; 0; [.B39]/([.B39]+[.C3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0]+[.C40]=0; 0; [.B40]/([.B40]+[.C40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1]+[.C41]=0; 0; [.B41]/([.B41]+[.C41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2]+[.C42]=0; 0; [.B42]/([.B42]+[.C42])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3]+[.C43]=0; 0; [.B43]/([.B43]+[.C43])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4]+[.C44]=0; 0; [.B44]/([.B44]+[.C4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5]+[.C45]=0; 0; [.B45]/([.B45]+[.C4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46]+[.C46]=0; 0; [.B46]/([.B46]+[.C46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7]+[.C47]=0; 0; [.B47]/([.B47]+[.C4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8]+[.C48]=0; 0; [.B48]/([.B48]+[.C48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9]+[.C49]=0; 0; [.B49]/([.B49]+[.C49]))"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15:18:53.3789008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1:47:32.106953240</meta:creation-date>
    <dc:date>2024-09-29T16:05:51.150267220</dc:date>
    <meta:editing-duration>PT49M55S</meta:editing-duration>
    <meta:editing-cycles>2</meta:editing-cycles>
    <meta:generator>LibreOffice/7.6.4.1$MacOSX_AARCH64 LibreOffice_project/e19e193f88cd6c0525a17fb7a176ed8e6a3e2aa1</meta:generator>
    <meta:document-statistic meta:table-count="1" meta:cell-count="195" meta:object-count="0"/>
  </office:meta>
</office:document-meta>
</file>